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Standaard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padding-left="0.141cm" fo:padding-right="0.141cm" fo:padding-top="0.035cm" fo:padding-bottom="0.035cm" fo:border="0.51pt solid #00000a"/>
    </style:style>
    <style:style style:name="P2" style:family="paragraph" style:parent-style-name="Standard">
      <style:paragraph-properties fo:margin-left="0cm" fo:margin-right="0cm" fo:text-indent="0.635cm" style:auto-text-indent="false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footnote_20_text" style:master-page-name="Converted2">
      <style:paragraph-properties style:page-number="auto"/>
    </style:style>
    <style:style style:name="P5" style:family="paragraph" style:parent-style-name="footnote_20_text" style:master-page-name="Converted4">
      <style:paragraph-properties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4"/>
    <style:style style:name="T1" style:family="text">
      <style:text-properties fo:font-weight="bold" style:font-weight-asian="bold"/>
    </style:style>
    <style:style style:name="T2" style:family="text">
      <style:text-properties officeooo:rsid="000caf60"/>
    </style:style>
    <style:style style:name="T3" style:family="text">
      <style:text-properties officeooo:rsid="000e82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eflectieverslag P4P </text:h>
      <text:p text:style-name="Standard"/>
      <text:p text:style-name="P1"><text:span text:style-name="T1">Uitgangspunten:</text:span></text:p>
      <text:p text:style-name="P1">Mijn sterke punten zijn:</text:p>
      <text:p text:style-name="P1">1. <text:span text:style-name="T2">Altijd vrolijk.</text:span></text:p>
      <text:p text:style-name="P1">2. <text:span text:style-name="T2">Vrijgevig.</text:span></text:p>
      <text:p text:style-name="P1">3. <text:span text:style-name="T2">Ik werk snel.</text:span></text:p>
      <text:p text:style-name="P1">Mijn zwakke punten zijn:</text:p>
      <text:p text:style-name="P1">1. Snel <text:span text:style-name="T2">werken kan soms ook te kortaf zijn.</text:span></text:p>
      <text:p text:style-name="P1">2. <text:span text:style-name="T2">Ochtendhumeur.</text:span></text:p>
      <text:p text:style-name="P1">3. <text:span text:style-name="T2">Snel afgeleid.</text:span></text:p>
      <text:p text:style-name="Standard">Ik heb mijn sterke/zwakke punten vastgesteld m.b.v.:</text:p>
      <text:list xml:id="list8346112562434332629" text:style-name="WWNum1">
        <text:list-item>
          <text:p text:style-name="P6">Eigen observatie/zelfkennis</text:p>
        </text:list-item>
      </text:list>
      <text:p text:style-name="P2">uitvoering van:</text:p>
      <text:list xml:id="list185136771623862222" text:style-name="WWNum4">
        <text:list-item>
          <text:p text:style-name="P7">Een talententest,</text:p>
        </text:list-item>
        <text:list-item>
          <text:p text:style-name="P7">Een andere test, namelijk:</text:p>
        </text:list-item>
      </text:list>
      <text:p text:style-name="List_20_Paragraph"/>
      <text:p text:style-name="P1"><text:span text:style-name="T1">Functies:</text:span></text:p>
      <text:p text:style-name="P1">Op basis van mijn sterke/zwakke punten heb ik, in onderling overleg met mijn teamgenoten, de onderstaande taken/functie(s) toebedeeld gekregen<text:note text:id="ftn1" text:note-class="footnote"><text:note-citation>1</text:note-citation><text:note-body><text:p text:style-name="P4"><text:span text:style-name="footnote_20_reference"/> Voeg zelf meer opties toe indien je meer dan 5 taken/functie(s) toebedeeld hebt gekregen.</text:p></text:note-body></text:note>:</text:p>
      <text:p text:style-name="P1">1. <text:span text:style-name="T2">Zoveel mogelijk vragen vinden en verwerken in de app.</text:span></text:p>
      <text:p text:style-name="P1">2. Tester van de bot</text:p>
      <text:p text:style-name="P1">3. <text:span text:style-name="T2">Programmeren van vragen.</text:span></text:p>
      <text:p text:style-name="P1">4. <text:span text:style-name="T2">Informatie zoeken.</text:span></text:p>
      <text:p text:style-name="P1">5. <text:span text:style-name="T2">Onderwerpen/Categorieën zoeken voor context. </text:span></text:p>
      <text:p text:style-name="Standard"><text:s/></text:p>
      <text:p text:style-name="Standard"/>
      <text:p text:style-name="P1"><text:soft-page-break/><text:span text:style-name="T1">Optioneel:</text:span></text:p>
      <text:p text:style-name="P1">Ik heb mijzelf bij de aanvang van het project de onderstaande leerdoelen gesteld:</text:p>
      <text:p text:style-name="P1">1. <text:span text:style-name="T2">Zowel met de groep als individueel zoveel mogelijk doen.</text:span></text:p>
      <text:p text:style-name="P1">2. Python <text:span text:style-name="T2">leren.</text:span></text:p>
      <text:p text:style-name="P1">3. </text:p>
      <text:p text:style-name="P1">4.</text:p>
      <text:p text:style-name="P1">5.</text:p>
      <text:p text:style-name="Standard"/>
      <text:p text:style-name="P1"><text:span text:style-name="T1">Reflectie op mijn functioneren:</text:span></text:p>
      <text:p text:style-name="P1">Achteraf gezien vind ik dat ik mijn taken/functie(s) wel/niet<text:note text:id="ftn2" text:note-class="footnote"><text:note-citation>2</text:note-citation><text:note-body><text:p text:style-name="P5"><text:span text:style-name="footnote_20_reference"/> Doorhalen wat niet van toepassing is.</text:p></text:note-body></text:note> goed heb kunnen uitvoeren. Mijn motivatie daarvoor is de volgende: </text:p>
      <text:p text:style-name="P1">1. <text:span text:style-name="T3">Ik had liever nog wat meer aan de code gewerkt, maar heb er veel van geleerd!</text:span></text:p>
      <text:p text:style-name="P1">2. <text:span text:style-name="T3">Ik heb alle vragen en informatie kunnen verwerken in de code.</text:span></text:p>
      <text:p text:style-name="P1">3. <text:span text:style-name="T3">Ik heb genoeg categorieën kunnen maken om een goede context te creëren.</text:span></text:p>
      <text:p text:style-name="P1">4.<text:bookmark text:name="_GoBack"/> </text:p>
      <text:p text:style-name="P1">5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Standaard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l" fo:country="N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l" fo:country="N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t</meta:initial-creator>
    <meta:editing-cycles>4</meta:editing-cycles>
    <meta:print-date>2012-04-12T09:50:00</meta:print-date>
    <meta:creation-date>2016-06-03T10:05:00</meta:creation-date>
    <dc:date>2016-06-09T16:34:56.180000000</dc:date>
    <meta:editing-duration>PT12H3M11S</meta:editing-duration>
    <meta:generator>LibreOffice/5.1.1.3$Windows_x86 LibreOffice_project/89f508ef3ecebd2cfb8e1def0f0ba9a803b88a6d</meta:generator>
    <meta:document-statistic meta:table-count="0" meta:image-count="0" meta:object-count="0" meta:page-count="2" meta:paragraph-count="39" meta:word-count="220" meta:character-count="1361" meta:non-whitespace-character-count="1176"/>
    <meta:user-defined meta:name="AppVersion">14.0000</meta:user-defined>
    <meta:user-defined meta:name="Company">Noordelijke Hogeschool Leeuward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